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0C378569ED0D7DCB.png" manifest:media-type="image/png"/>
  <manifest:file-entry manifest:full-path="Pictures/10000201000004B0000004B003DC2EA95CAD8C1B.png" manifest:media-type="image/png"/>
  <manifest:file-entry manifest:full-path="Pictures/10000201000004B0000004B0313C648A8B4807E7.png" manifest:media-type="image/png"/>
  <manifest:file-entry manifest:full-path="Pictures/10000201000004B0000004B01D8819B2E40F6A3E.png" manifest:media-type="image/png"/>
  <manifest:file-entry manifest:full-path="Pictures/10000201000004B0000004B0DBF224B14A76D5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a3d" officeooo:paragraph-rsid="001a8a3d"/>
    </style:style>
    <style:style style:name="P2" style:family="paragraph" style:parent-style-name="Standard">
      <style:paragraph-properties fo:text-align="center" style:justify-single-word="false"/>
      <style:text-properties officeooo:rsid="001a8a3d" officeooo:paragraph-rsid="001a8a3d"/>
    </style:style>
    <style:style style:name="P3" style:family="paragraph" style:parent-style-name="Standard">
      <style:paragraph-properties fo:text-align="start" style:justify-single-word="false"/>
      <style:text-properties officeooo:rsid="001a8a3d" officeooo:paragraph-rsid="001a8a3d"/>
    </style:style>
    <style:style style:name="P4" style:family="paragraph" style:parent-style-name="Standard">
      <style:paragraph-properties fo:text-align="center" style:justify-single-word="false"/>
      <style:text-properties officeooo:rsid="001c136d" officeooo:paragraph-rsid="001c136d"/>
    </style:style>
    <style:style style:name="P5" style:family="paragraph" style:parent-style-name="Standard">
      <style:text-properties officeooo:rsid="001a8a3d" officeooo:paragraph-rsid="001a8a3d"/>
    </style:style>
    <style:style style:name="P6" style:family="paragraph" style:parent-style-name="Standard">
      <style:paragraph-properties fo:text-align="center" style:justify-single-word="false"/>
      <style:text-properties officeooo:rsid="001a8a3d" officeooo:paragraph-rsid="001a8a3d"/>
    </style:style>
    <style:style style:name="P7" style:family="paragraph" style:parent-style-name="Standard">
      <style:paragraph-properties fo:text-align="start" style:justify-single-word="false"/>
      <style:text-properties officeooo:rsid="001a8a3d" officeooo:paragraph-rsid="001a8a3d"/>
    </style:style>
    <style:style style:name="P8" style:family="paragraph" style:parent-style-name="Standard">
      <style:paragraph-properties fo:text-align="start" style:justify-single-word="false"/>
      <style:text-properties officeooo:paragraph-rsid="001a8a3d"/>
    </style:style>
    <style:style style:name="T1" style:family="text">
      <style:text-properties officeooo:rsid="001c136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2.524cm, 2.499cm, 2.499cm, 2.5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2.531cm, 2.559cm, 2.505cm, 2.5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05cm, 2.535cm, 2.528cm, 2.5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36cm, 2.535cm, 2.528cm, 2.5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31cm, 2.501cm, 2.535cm, 2.5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frame draw:style-name="fr5" draw:name="Image3" text:anchor-type="char" svg:x="0.298cm" svg:y="1.584cm" svg:width="17cm" svg:height="17cm" draw:z-index="2"><draw:image xlink:href="Pictures/10000201000004B0000004B0DBF224B14A76D5B7.png" xlink:type="simple" xlink:show="embed" xlink:actuate="onLoad" loext:mime-type="image/png"/></draw:frame></text:p>
      <text:p text:style-name="P1"/>
      <text:p text:style-name="P1"/>
      <text:p text:style-name="P1"/>
      <text:p text:style-name="P4">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draw:style-name="fr1" draw:name="Image1" text:anchor-type="char" svg:x="0.404cm" svg:y="0.427cm" svg:width="9.999cm" svg:height="9.999cm" draw:z-index="0"><draw:image xlink:href="Pictures/10000201000004B0000004B01D8819B2E40F6A3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12.033cm" svg:y="0.466cm" svg:width="5.001cm" svg:height="5.001cm" draw:z-index="1"><draw:image xlink:href="Pictures/10000201000004B0000004B0313C648A8B4807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8"/></text:p>
      <text:p text:style-name="P1"><text:s text:c="30"/><text:tab/> <text:s text:c="6"/><text:span text:style-name="T1">5</text:span> <text:s text:c="12"/><text:tab/><text:tab/></text:p>
      <text:p text:style-name="P1"/>
      <text:p text:style-name="P1"/>
      <text:p text:style-name="P2"/>
      <text:p text:style-name="P3"><text:tab/><text:tab/><text:tab/><text:tab/>10 <text:tab/><text:tab/><text:tab/><text:tab/><text:tab/><text:tab/><text:tab/> <text:s text:c="7"/></text:p>
      <text:p text:style-name="P3"/>
      <text:p text:style-name="P3"/>
      <text:p text:style-name="P3"><draw:frame draw:style-name="fr3" draw:name="Image4" text:anchor-type="char" svg:x="9.336cm" svg:y="0.018cm" svg:width="7.5cm" svg:height="7.5cm" draw:z-index="3"><draw:image xlink:href="Pictures/10000201000004B0000004B003DC2EA95CAD8C1B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4" draw:name="Image5" text:anchor-type="char" svg:x="3.563cm" svg:y="0.404cm" svg:width="2.499cm" svg:height="2.499cm" draw:z-index="4"><draw:image xlink:href="Pictures/10000201000004B0000004B00C378569ED0D7DC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 <text:s text:c="5"/><text:span text:style-name="T1">2.5</text:span></text:p>
      <text:p text:style-name="P3"/>
      <text:p text:style-name="P3"/>
      <text:p text:style-name="P3"/>
      <text:p text:style-name="P3"/>
      <text:p text:style-name="P3"><text:s text:c="5"/><text:tab/><text:tab/><text:tab/><text:tab/><text:tab/><text:tab/><text:tab/><text:tab/><text:tab/><text:tab/> <text:s text:c="5"/><text:span text:style-name="T1">7.5</text:span></text:p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21:31:05.447267387</meta:creation-date>
    <dc:date>2022-07-08T15:24:42.369641776</dc:date>
    <meta:editing-duration>PT10M18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2" meta:paragraph-count="6" meta:word-count="5" meta:character-count="132" meta:non-whitespace-character-count="11"/>
  </office:meta>
</office:document-meta>
</file>